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8f0" officeooo:paragraph-rsid="000f8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vector&gt;</text:p>
      <text:p text:style-name="P1">using namespace std;</text:p>
      <text:p text:style-name="P1">vector &lt;int&gt; delete_duplicates(vector &lt;int&gt; Array, int &amp;size) {</text:p>
      <text:p text:style-name="P1"><text:tab/>int g = 1;</text:p>
      <text:p text:style-name="P1"><text:tab/>int k = 0;</text:p>
      <text:p text:style-name="P1"><text:tab/>vector &lt;int&gt; Array1(size);</text:p>
      <text:p text:style-name="P1"><text:tab/>for (int i = 0; i &lt; size; i++) {</text:p>
      <text:p text:style-name="P1"><text:tab/><text:tab/>for (int l = 0; l &lt; i; l++)</text:p>
      <text:p text:style-name="P1"><text:tab/><text:tab/><text:tab/>if (Array[i] == Array[l])</text:p>
      <text:p text:style-name="P1"><text:tab/><text:tab/><text:tab/><text:tab/>g = 0;</text:p>
      <text:p text:style-name="P1"><text:tab/><text:tab/>if (g != 0) {</text:p>
      <text:p text:style-name="P1"><text:tab/><text:tab/><text:tab/>Array1[i] = Array[i];</text:p>
      <text:p text:style-name="P1"><text:tab/><text:tab/><text:tab/>k++;</text:p>
      <text:p text:style-name="P1"><text:tab/><text:tab/>}</text:p>
      <text:p text:style-name="P1"><text:tab/><text:tab/>g = 1;</text:p>
      <text:p text:style-name="P1"><text:tab/>}</text:p>
      <text:p text:style-name="P1"><text:tab/>size = k;</text:p>
      <text:p text:style-name="P1"><text:tab/>return Array1;</text:p>
      <text:p text:style-name="P1">}</text:p>
      <text:p text:style-name="P1">int main() {</text:p>
      <text:p text:style-name="P1"><text:tab/>int n;</text:p>
      <text:p text:style-name="P1"><text:tab/>cin &gt;&gt; n;</text:p>
      <text:p text:style-name="P1"><text:tab/>vector &lt;int&gt; Array(n);</text:p>
      <text:p text:style-name="P1"><text:tab/>for (int i = 0; i &lt; n; i++)</text:p>
      <text:p text:style-name="P1"><text:tab/><text:tab/>cin &gt;&gt; Array[i];</text:p>
      <text:p text:style-name="P1"><text:s text:c="4"/>Array = delete_duplicates(Array, n);</text:p>
      <text:p text:style-name="P1"><text:tab/>for (int i = 0; i &lt; n; i++)</text:p>
      <text:p text:style-name="P1"><text:tab/><text:tab/>cout &lt;&lt; Array[i] &lt;&lt; " "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3:29:31.700000000</meta:creation-date>
    <dc:date>2016-11-21T23:30:39.528000000</dc:date>
    <meta:editing-duration>PT1M9S</meta:editing-duration>
    <meta:editing-cycles>1</meta:editing-cycles>
    <meta:document-statistic meta:table-count="0" meta:image-count="0" meta:object-count="0" meta:page-count="1" meta:paragraph-count="31" meta:word-count="117" meta:character-count="556" meta:non-whitespace-character-count="428"/>
    <meta:generator>LibreOffice/4.3.5.2$Windows_x86 LibreOffice_project/3a87456aaa6a95c63eea1c1b3201acedf0751bd5</meta:generator>
  </office:meta>
</office:document-meta>
</file>